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31.36pt" svg:y="10.18pt">
            <loext:p draw:notify-on-update-of-ranges="Sheet1.B2:Sheet1.B13 Sheet1.C2:Sheet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itarb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erhal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emat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ngl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e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aturwissenscha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dku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us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un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4:17:21.992149435</meta:creation-date>
    <dc:date>2017-08-06T14:53:16.085398492</dc:date>
    <meta:editing-duration>PT4M42S</meta:editing-duration>
    <meta:editing-cycles>1</meta:editing-cycles>
    <meta:document-statistic meta:table-count="1" meta:cell-count="24" meta:object-count="1"/>
    <meta:generator>LibreOffice/5.4.0.3$Linux_X86_64 LibreOffice_project/4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6" chart:interval-major="1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plot-area chart:style-name="ch2" table:cell-range-address="Sheet1.B2:Sheet1.C13" chart:data-source-has-labels="column" svg:x="0.32cm" svg:y="0.18cm" svg:width="15.36cm" svg:height="8.64cm">
          <chartooo:coordinate-region svg:x="4.753cm" svg:y="1.075cm" svg:width="6.851cm" svg:height="6.851cm"/>
          <chart:axis chart:dimension="x" chart:name="primary-x" chart:style-name="ch3" chartooo:axis-type="auto">
            <chartooo:date-scale/>
            <chart:categories table:cell-range-address="Sheet1.B2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class="chart:rad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itarbeit</text:p>
                <draw:g>
                  <svg:desc>Sheet1.B2:Sheet1.B13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Verhalt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hemati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uts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glisc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te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turwissenschaf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rdkun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n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or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